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0446F3776E1B757E7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181in"/>
    </style:style>
    <style:style style:name="Table1.C" style:family="table-column">
      <style:table-column-properties style:column-width="0.4188in"/>
    </style:style>
    <style:style style:name="Table1.P" style:family="table-column">
      <style:table-column-properties style:column-width="0.4236in"/>
    </style:style>
    <style:style style:name="Table1.1" style:family="table-row">
      <style:table-row-properties style:min-row-height="0.645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P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2" style:family="table">
      <style:table-properties style:width="6.6944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4181in"/>
    </style:style>
    <style:style style:name="Table2.C" style:family="table-column">
      <style:table-column-properties style:column-width="0.4188in"/>
    </style:style>
    <style:style style:name="Table2.I" style:family="table-column">
      <style:table-column-properties style:column-width="0.5285in"/>
    </style:style>
    <style:style style:name="Table2.J" style:family="table-column">
      <style:table-column-properties style:column-width="0.4028in"/>
    </style:style>
    <style:style style:name="Table2.1" style:family="table-row">
      <style:table-row-properties style:min-row-height="0.6451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666666" fo:padding="0.0382in" fo:border="0.0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J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K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L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M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N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O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P1" style:family="table-cell">
      <style:table-cell-properties style:vertical-align="middle" fo:background-color="#ffffff" fo:padding="0.0382in" fo:border="0.05pt solid #000000">
        <style:background-image/>
      </style:table-cell-properties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4181in"/>
    </style:style>
    <style:style style:name="Table3.C" style:family="table-column">
      <style:table-column-properties style:column-width="0.4188in"/>
    </style:style>
    <style:style style:name="Table3.P" style:family="table-column">
      <style:table-column-properties style:column-width="0.4236in"/>
    </style:style>
    <style:style style:name="Table3.1" style:family="table-row">
      <style:table-row-properties style:min-row-height="0.55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P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4" style:family="table">
      <style:table-properties style:width="6.6944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4181in"/>
    </style:style>
    <style:style style:name="Table4.C" style:family="table-column">
      <style:table-column-properties style:column-width="0.4188in"/>
    </style:style>
    <style:style style:name="Table4.I" style:family="table-column">
      <style:table-column-properties style:column-width="0.5285in"/>
    </style:style>
    <style:style style:name="Table4.J" style:family="table-column">
      <style:table-column-properties style:column-width="0.4028in"/>
    </style:style>
    <style:style style:name="Table4.1" style:family="table-row">
      <style:table-row-properties style:min-row-height="0.55in"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666666" fo:padding="0.0382in" fo:border="0.05pt solid #000000" style:writing-mode="page">
        <style:background-image/>
      </style:table-cell-properties>
    </style:style>
    <style:style style:name="Table4.B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F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I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J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K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L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M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N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O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P1" style:family="table-cell">
      <style:table-cell-properties style:vertical-align="middle" fo:background-color="#ffffff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ce45d" style:font-name-asian="Noto Sans CJK TC Regular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09750" style:font-name-asian="Noto Sans CJK TC Regular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27710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3d66f" style:font-name-asian="Noto Sans CJK TC Regular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58fbe" style:font-name-asian="Noto Sans CJK TC Regular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98214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2aacbf" style:font-name-asian="Noto Sans CJK TC Regular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oto Sans CJK TC Regular" fo:font-size="18pt" fo:font-weight="bold" officeooo:rsid="001cc605" officeooo:paragraph-rsid="001ce45d" style:font-name-asian="Noto Sans CJK TC Regular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cc605" officeooo:paragraph-rsid="001ce45d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ce45d" style:font-name-asian="Noto Sans CJK TC Regular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8pt" officeooo:rsid="0019ef12" officeooo:paragraph-rsid="001ce45d" style:font-name-asian="Noto Sans CJK TC Regula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Noto Sans CJK TC Regular" fo:font-size="22pt" fo:font-weight="bold" officeooo:rsid="001cc605" officeooo:paragraph-rsid="001ce45d" style:font-name-asian="Noto Sans CJK TC Regular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oto Sans CJK TC Regular" fo:font-size="12pt" fo:font-weight="normal" officeooo:rsid="0023d66f" officeooo:paragraph-rsid="0023d66f" style:font-name-asian="Noto Sans CJK TC Regular" style:font-size-asian="12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1ff4d3" officeooo:paragraph-rsid="00209750" style:font-name-asian="Noto Sans CJK TC Regular" style:font-size-asian="12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1ff4d3" officeooo:paragraph-rsid="0023d66f" style:font-name-asian="Noto Sans CJK TC Regular" style:font-size-asian="12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e45d" officeooo:paragraph-rsid="001ce45d" style:font-name-asian="Noto Sans CJK TC Regular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27710" officeooo:paragraph-rsid="00227710" style:font-name-asian="Noto Sans CJK TC Regular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4d3" officeooo:paragraph-rsid="00209750" style:font-name-asian="Noto Sans CJK TC Regular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e45d" officeooo:paragraph-rsid="001ce45d" style:font-name-asian="Noto Sans CJK TC Regular" style:font-size-asian="10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4d3" officeooo:paragraph-rsid="001ce45d" style:font-name-asian="Noto Sans CJK TC Regular" style:font-size-asian="10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e45d" officeooo:paragraph-rsid="001ce45d" style:font-name-asian="Noto Sans CJK TC Regular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ed600" officeooo:paragraph-rsid="001ed600" style:font-name-asian="Noto Sans CJK TC Regular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98214" style:font-name-asian="Noto Sans CJK TC Regular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aacbf" style:font-name-asian="Noto Sans CJK TC Regular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ba34f" style:font-name-asian="Noto Sans CJK TC Regular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98214" officeooo:paragraph-rsid="002aacbf" style:font-name-asian="Noto Sans CJK TC Regular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98214" officeooo:paragraph-rsid="002ba34f" style:font-name-asian="Noto Sans CJK TC Regular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aacbf" officeooo:paragraph-rsid="002aacbf" style:font-name-asian="Noto Sans CJK TC Regular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Noto Sans CJK TC Regular" fo:font-size="10pt" fo:font-weight="bold" officeooo:rsid="00298214" officeooo:paragraph-rsid="002aacbf" style:font-name-asian="Noto Sans CJK TC Regular" style:font-size-asian="14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Noto Sans CJK TC Regular" fo:font-size="10pt" fo:font-weight="bold" officeooo:rsid="00298214" officeooo:paragraph-rsid="002ba34f" style:font-name-asian="Noto Sans CJK TC Regular" style:font-size-asian="14pt" style:font-weight-asian="bold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Noto Sans CJK TC Regular" fo:font-size="8pt" fo:font-weight="bold" officeooo:rsid="001ff4d3" officeooo:paragraph-rsid="00209750" style:font-name-asian="Noto Sans CJK TC Regular" style:font-size-asian="18pt" style:font-weight-asian="bold" style:font-size-complex="18pt" style:font-weight-complex="bold"/>
    </style:style>
    <style:style style:name="P34" style:family="paragraph" style:parent-style-name="Standard">
      <style:text-properties officeooo:rsid="001cc605" officeooo:paragraph-rsid="001ce45d"/>
    </style:style>
    <style:style style:name="P35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ce45d" officeooo:paragraph-rsid="001ce45d" style:font-name-asian="Noto Sans CJK TC Regular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1ed600" officeooo:paragraph-rsid="001ed600" style:font-name-asian="Noto Sans CJK TC Regular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58fbe" officeooo:paragraph-rsid="00258fbe" style:font-name-asian="Noto Sans CJK TC Regular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75209" officeooo:paragraph-rsid="00275209" style:font-name-asian="Noto Sans CJK TC Regular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aacbf" officeooo:paragraph-rsid="002aacbf" style:font-name-asian="Noto Sans CJK TC Regular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aacbf" officeooo:paragraph-rsid="002c1089" style:font-name-asian="Noto Sans CJK TC Regular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09750" officeooo:paragraph-rsid="00209750" style:font-name-asian="Noto Sans CJK TC Regular" style:font-size-asian="10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ff" style:font-name="Noto Sans CJK TC Regular" fo:font-size="10pt" fo:font-weight="normal" officeooo:rsid="00227710" officeooo:paragraph-rsid="00227710" style:font-name-asian="Noto Sans CJK TC Regular" style:font-size-asian="10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663300" style:font-name="Noto Sans CJK TC Regular" fo:font-size="12pt" fo:font-weight="normal" officeooo:rsid="0023d66f" officeooo:paragraph-rsid="0023d66f" style:font-name-asian="Noto Sans CJK TC Regular" style:font-size-asian="12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663300" style:font-name="Noto Sans CJK TC Regular" fo:font-size="8pt" fo:font-weight="bold" officeooo:rsid="00258fbe" officeooo:paragraph-rsid="00258fbe" style:font-name-asian="Noto Sans CJK TC Regular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58fbe" officeooo:paragraph-rsid="00258fbe" style:font-name-asian="Noto Sans CJK TC Regular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75209" officeooo:paragraph-rsid="00275209" style:font-name-asian="Noto Sans CJK TC Regular" style:font-size-asian="12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Noto Sans CJK TC Regular" fo:font-size="10pt" fo:font-weight="normal" officeooo:rsid="00275209" officeooo:paragraph-rsid="00286bfb" style:font-name-asian="Noto Sans CJK TC Regular" style:font-size-asian="12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style:font-name="Noto Sans CJK TC Regular" fo:font-size="18pt" fo:font-weight="bold" officeooo:rsid="001ff4d3" officeooo:paragraph-rsid="00258fbe" style:font-name-asian="Noto Sans CJK TC Regular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fo:color="#000000" style:font-name="Noto Sans CJK TC Regular" fo:font-size="18pt" fo:font-weight="bold" officeooo:rsid="001ff4d3" officeooo:paragraph-rsid="00275209" style:font-name-asian="Noto Sans CJK TC Regular" style:font-size-asian="18pt" style:font-weight-asian="bold" style:font-size-complex="1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Noto Sans CJK TC Regular" fo:font-size="10pt" style:font-name-asian="Noto Sans CJK TC Regular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Noto Sans CJK TC Regular" fo:font-size="10pt" officeooo:paragraph-rsid="002ba34f" style:font-name-asian="Noto Sans CJK TC Regular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rsid="002aacbf" officeooo:paragraph-rsid="002aacbf" style:font-name-asian="Noto Sans CJK TC Regular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rsid="002aacbf" officeooo:paragraph-rsid="002ba34f" style:font-name-asian="Noto Sans CJK TC Regular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style:font-name-asian="Noto Sans CJK TC Regular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aacbf" style:font-name-asian="Noto Sans CJK TC Regular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ba34f" style:font-name-asian="Noto Sans CJK TC Regular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aacbf" fo:background-color="#666666" style:font-name-asian="Noto Sans CJK TC Regular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ff99" style:font-name="Noto Sans CJK TC Regular" fo:font-size="10pt" fo:font-weight="bold" officeooo:paragraph-rsid="002ba34f" fo:background-color="#666666" style:font-name-asian="Noto Sans CJK TC Regular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ff99" style:font-name="Noto Sans CJK TC Regular" fo:font-size="10pt" officeooo:paragraph-rsid="002aacbf" fo:background-color="#666666" style:font-name-asian="Noto Sans CJK TC Regular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color="#ffff99" style:font-name="Noto Sans CJK TC Regular" fo:font-size="10pt" officeooo:paragraph-rsid="002ba34f" fo:background-color="#666666" style:font-name-asian="Noto Sans CJK TC Regular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color="#990000" style:font-name="Noto Sans CJK TC Regular" fo:font-size="10pt" fo:font-weight="bold" officeooo:rsid="002aacbf" officeooo:paragraph-rsid="002aacbf" style:font-name-asian="Noto Sans CJK TC Regular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990000" style:font-name="Noto Sans CJK TC Regular" fo:font-size="10pt" fo:font-weight="bold" officeooo:rsid="002aacbf" officeooo:paragraph-rsid="002ba34f" style:font-name-asian="Noto Sans CJK TC Regular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Noto Sans CJK TC Regular" fo:font-size="12pt" fo:font-weight="bold" officeooo:rsid="0023d66f" officeooo:paragraph-rsid="0023d66f" style:font-name-asian="Noto Sans CJK TC Regular" style:font-size-asian="12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aacbf" officeooo:paragraph-rsid="002aacbf" style:font-name-asian="Noto Sans CJK TC Regular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Noto Sans CJK TC Regular" fo:font-size="10pt" fo:font-weight="normal" officeooo:rsid="002aacbf" officeooo:paragraph-rsid="002ba34f" style:font-name-asian="Noto Sans CJK TC Regular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09750" style:font-name-asian="Noto Sans CJK TC Regular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298214" officeooo:paragraph-rsid="00298214" style:font-name-asian="Noto Sans CJK TC Regular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ce45d" officeooo:paragraph-rsid="001ce45d" style:font-name-asian="Noto Sans CJK TC Regular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Noto Sans CJK TC Regular" fo:font-size="10pt" fo:font-weight="normal" officeooo:rsid="001ff4d3" officeooo:paragraph-rsid="001ce45d" style:font-name-asian="Noto Sans CJK TC Regular" style:font-size-asian="10pt" style:font-weight-asian="normal" style:font-size-complex="18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Noto Sans CJK TC Regular" fo:font-size="18pt" fo:font-weight="bold" officeooo:rsid="001ff4d3" officeooo:paragraph-rsid="001ce45d" style:font-name-asian="Noto Sans CJK TC Regular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ff3300" style:font-name="Noto Sans CJK TC Regular" fo:font-size="10pt" fo:font-weight="normal" officeooo:rsid="002c1089" officeooo:paragraph-rsid="002c1089" style:font-name-asian="Noto Sans CJK TC Regular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663300" style:font-name="Noto Sans CJK TC Regular" fo:font-size="12pt" fo:font-weight="normal" officeooo:rsid="0023d66f" officeooo:paragraph-rsid="00275209" style:font-name-asian="Noto Sans CJK TC Regular" style:font-size-asian="12pt" style:font-weight-asian="normal" style:font-size-complex="18pt" style:font-weight-complex="normal"/>
    </style:style>
    <style:style style:name="T1" style:family="text">
      <style:text-properties officeooo:rsid="001ce45d"/>
    </style:style>
    <style:style style:name="T2" style:family="text">
      <style:text-properties fo:color="#0000ff"/>
    </style:style>
    <style:style style:name="T3" style:family="text">
      <style:text-properties fo:color="#0000ff" style:font-size-asian="10pt"/>
    </style:style>
    <style:style style:name="T4" style:family="text">
      <style:text-properties fo:color="#0000ff" style:font-size-asian="10pt" style:font-size-complex="10pt"/>
    </style:style>
    <style:style style:name="T5" style:family="text">
      <style:text-properties fo:color="#0000ff" officeooo:rsid="00286bfb" style:font-size-asian="10pt"/>
    </style:style>
    <style:style style:name="T6" style:family="text">
      <style:text-properties fo:color="#0000ff" officeooo:rsid="00294097"/>
    </style:style>
    <style:style style:name="T7" style:family="text">
      <style:text-properties fo:color="#0000ff" officeooo:rsid="002c8d18"/>
    </style:style>
    <style:style style:name="T8" style:family="text">
      <style:text-properties officeooo:rsid="00209750"/>
    </style:style>
    <style:style style:name="T9" style:family="text">
      <style:text-properties officeooo:rsid="0022161a"/>
    </style:style>
    <style:style style:name="T10" style:family="text">
      <style:text-properties fo:font-size="8pt" fo:font-weight="normal" officeooo:rsid="002aacbf" style:font-size-asian="8pt" style:font-weight-asian="normal" style:font-weight-complex="normal"/>
    </style:style>
    <style:style style:name="T11" style:family="text">
      <style:text-properties style:font-size-asian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294097"/>
    </style:style>
    <style:style style:name="T14" style:family="text">
      <style:text-properties officeooo:rsid="0023d66f"/>
    </style:style>
    <style:style style:name="T15" style:family="text">
      <style:text-properties officeooo:rsid="00294097"/>
    </style:style>
    <style:style style:name="T16" style:family="text">
      <style:text-properties style:text-underline-style="none" officeooo:rsid="00294097"/>
    </style:style>
    <style:style style:name="T17" style:family="text">
      <style:text-properties officeooo:rsid="00298214"/>
    </style:style>
    <style:style style:name="T18" style:family="text">
      <style:text-properties fo:font-weight="bold" style:font-size-asian="14pt" style:font-weight-asian="bold" style:font-weight-complex="bold"/>
    </style:style>
    <style:style style:name="T19" style:family="text">
      <style:text-properties fo:font-weight="normal" officeooo:rsid="002aacbf" style:font-size-asian="10pt" style:font-weight-asian="normal" style:font-weight-complex="normal"/>
    </style:style>
    <style:style style:name="T20" style:family="text">
      <style:text-properties fo:font-weight="normal" officeooo:rsid="002ba34f" style:font-size-asian="10pt" style:font-weight-asian="normal" style:font-weight-complex="normal"/>
    </style:style>
    <style:style style:name="T21" style:family="text">
      <style:text-properties officeooo:rsid="002ba34f"/>
    </style:style>
    <style:style style:name="T22" style:family="text">
      <style:text-properties officeooo:rsid="002c10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"/>
      <text:p text:style-name="P12"><text:tab/>Xilinx Zynq FPGA,TI DSP,</text:p>
      <text:p text:style-name="P12">MCU 기반의</text:p>
      <text:p text:style-name="P12">프로그래밍 전문가 과정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날 짜 : 2018 . 3. 22</text:p>
      <text:p text:style-name="P11"/>
      <text:p text:style-name="P10">강사 – Innova Lee(이상훈)</text:p>
      <text:p text:style-name="P10"><text:a xlink:type="simple" xlink:href="mailto:gcccompil3r@gmail.com" text:style-name="Internet_20_link" text:visited-style-name="Visited_20_Internet_20_Link">gcccompil3r@gmail.com</text:a></text:p>
      <text:p text:style-name="P10">학생 – 정한별</text:p>
      <text:p text:style-name="P10"><text:a xlink:type="simple" xlink:href="mailto:hanbulkr@gmail.com" text:style-name="Internet_20_link" text:visited-style-name="Visited_20_Internet_20_Link">hanbulkr@gmail.com</text:a></text:p>
      <text:p text:style-name="P10"/>
      <text:p text:style-name="P1"/>
      <text:p text:style-name="P2"><text:soft-page-break/>&lt;<text:span text:style-name="T8">ls_module.c</text:span>&gt;</text:p>
      <text:p text:style-name="P20">#include&lt;sys/types.h&gt;</text:p>
      <text:p text:style-name="P20">#include&lt;stdio.h&gt;</text:p>
      <text:p text:style-name="P20">#include&lt;unistd.h&gt;</text:p>
      <text:p text:style-name="P20">#include&lt;dirent.h&gt;</text:p>
      <text:p text:style-name="P20">#include&lt;sys/stat.h&gt;</text:p>
      <text:p text:style-name="P20">#include&lt;sys/types.h&gt;</text:p>
      <text:p text:style-name="P20">#include&lt;string.h&gt;</text:p>
      <text:p text:style-name="P42">// 미리 함수를 정의 해준다. 나중에 개발 시에 어떤 함수가 쓰였는지 혹은 어떤 함수를 개발 할지 미리 정의를 하는 용도 </text:p>
      <text:p text:style-name="P20">void recursive_dir(char *dname);</text:p>
      <text:p text:style-name="P20"/>
      <text:p text:style-name="P20">int main(int argc, char *argv[])</text:p>
      <text:p text:style-name="P20">{</text:p>
      <text:p text:style-name="P20"><text:tab/><text:span text:style-name="T2">// ‘.’현재 디렉토리 이름을 가져온다.</text:span></text:p>
      <text:p text:style-name="P20"><text:tab/>recursive_dir(".");</text:p>
      <text:p text:style-name="P20"><text:tab/>return 0;</text:p>
      <text:p text:style-name="P20">}</text:p>
      <text:p text:style-name="P20"/>
      <text:p text:style-name="P20">void recursive_dir(char *dname)</text:p>
      <text:p text:style-name="P20">{</text:p>
      <text:p text:style-name="P20"><text:tab/>struct dirent *p;</text:p>
      <text:p text:style-name="P20"><text:tab/>struct stat buf;</text:p>
      <text:p text:style-name="P20"><text:tab/>DIR *dp;</text:p>
      <text:p text:style-name="P20"><text:tab/><text:span text:style-name="T2">// 현재 작업할 디랙토리를 인자에 있는 것으로 바꾼다.(시스템콜 명령어)</text:span></text:p>
      <text:p text:style-name="P20"><text:tab/>chdir(dname);</text:p>
      <text:p text:style-name="P20"><text:tab/><text:span text:style-name="T2">// 현재 디랙토리를 열고 그 값을 변수에 저장한다. 리턴은 주소가 나온다.</text:span></text:p>
      <text:p text:style-name="P20"><text:tab/>dp = opendir(".");</text:p>
      <text:p text:style-name="P20"><text:tab/>printf("\t%s:\n",dname);</text:p>
      <text:p text:style-name="P20"><text:tab/><text:span text:style-name="T2">//현재 열어둔 주소를 디랙토리 읽는 함수로 받고 읽을게 있으면 반복</text:span></text:p>
      <text:p text:style-name="P20"><text:tab/>while(p = readdir(dp))</text:p>
      <text:p text:style-name="P20"><text:tab/><text:tab/>printf("%s\n",p-&gt;d_name);</text:p>
      <text:p text:style-name="P20"><text:tab/>rewinddir(dp); <text:span text:style-name="T2">// 되감기 한다. 읽어서 뒤로간 포인터의 위치를 맨앞으로 가져다 준다.</text:span></text:p>
      <text:p text:style-name="P20"><text:tab/>while(p = readdir(dp))</text:p>
      <text:p text:style-name="P20"><text:tab/>{</text:p>
      <text:p text:style-name="P20"><text:tab/><text:tab/>stat(p-&gt;d_name, &amp;buf);</text:p>
      <text:p text:style-name="P20"><text:tab/><text:tab/>if(S_ISDIR(buf.st_mode))</text:p>
      <text:p text:style-name="P20"><text:tab/><text:tab/><text:tab/>if(strcmp(p-&gt;d_name,".") &amp;&amp; strcmp(p-&gt;d_name,".."))</text:p>
      <text:p text:style-name="P20"><text:tab/><text:tab/><text:tab/><text:span text:style-name="T2">// 0일때 돌아가는거니 둘다 아닐 때만 리컬시브로 들어가란 뜻이다.</text:span></text:p>
      <text:p text:style-name="P20"><text:tab/><text:tab/><text:tab/><text:tab/>recursive_dir(p-&gt;d_name);</text:p>
      <text:p text:style-name="P20"><text:tab/>}</text:p>
      <text:p text:style-name="P20"><text:tab/><text:span text:style-name="T2">// &lt;시험 문제&gt; 상위돌다가 바꿔야하는 프로그램.</text:span></text:p>
      <text:p text:style-name="P20"><text:tab/><text:span text:style-name="T9">c</text:span>hdir("..");<text:tab/><text:span text:style-name="T2">// 디랙토리를 상위 폴더로 이동해라 라는 뜻</text:span></text:p>
      <text:p text:style-name="P20"><text:tab/>closedir(dp); </text:p>
      <text:p text:style-name="P20">}</text:p>
      <text:p text:style-name="P21"/>
      <text:p text:style-name="P21"/>
      <text:p text:style-name="P21"/>
      <text:p text:style-name="P21"/>
      <text:p text:style-name="P1"><text:soft-page-break/>&lt;<text:span text:style-name="T1">fork1.c</text:span>&gt;</text:p>
      <text:p text:style-name="P1"/>
      <text:p text:style-name="P16">#include&lt;unistd.h&gt;</text:p>
      <text:p text:style-name="P16">#include&lt;stdio.h&gt;</text:p>
      <text:p text:style-name="P16"/>
      <text:p text:style-name="P16">int main(void)</text:p>
      <text:p text:style-name="P16">{</text:p>
      <text:p text:style-name="P16"><text:tab/></text:p>
      <text:p text:style-name="P16"><text:tab/>printf("before\n");</text:p>
      <text:p text:style-name="P19"><text:tab/><text:span text:style-name="T2">// fork() 함수는 현재 줄부터 밑에 줄을 쭉 복사해서 자식 프로세스에서 분신처럼 복사되어 동작하게 하는 녀석이다.</text:span></text:p>
      <text:p text:style-name="P16"><text:tab/>fork();</text:p>
      <text:p text:style-name="P16"><text:tab/>printf("after\n");</text:p>
      <text:p text:style-name="P16"><text:tab/>return 0;</text:p>
      <text:p text:style-name="P16">}</text:p>
      <text:p text:style-name="P16"/>
      <text:p text:style-name="P1">&lt;<text:span text:style-name="T1">fork2.c</text:span>&gt;</text:p>
      <text:p text:style-name="P16">#include&lt;unistd.h&gt;</text:p>
      <text:p text:style-name="P16">#include&lt;stdio.h&gt;</text:p>
      <text:p text:style-name="P16">#include&lt;errno.h&gt;</text:p>
      <text:p text:style-name="P16">#include&lt;stdlib.h&gt;</text:p>
      <text:p text:style-name="P16"/>
      <text:p text:style-name="P22">int main(void)</text:p>
      <text:p text:style-name="P22">{</text:p>
      <text:p text:style-name="P35"><text:tab/>// pid_t 는 int 형이다.</text:p>
      <text:p text:style-name="P22"><text:tab/>pid_t pid;</text:p>
      <text:p text:style-name="P22"><text:tab/><text:span text:style-name="T2">// 자식의 fork()함수는 자식프로세스의 <text:s/>pid 값을 반환한다. </text:span></text:p>
      <text:p text:style-name="P22"><text:tab/>pid =fork();</text:p>
      <text:p text:style-name="P35"><text:tab/>// 첫번째로 돌때는 복사된 자식의 pid값이 있다. 그래서 if쪽에 걸린다.</text:p>
      <text:p text:style-name="P22"><text:tab/>if(pid&gt;0)</text:p>
      <text:p text:style-name="P22"><text:tab/><text:tab/>printf("parent\n");</text:p>
      <text:p text:style-name="P22"><text:tab/><text:span text:style-name="T2">// 두번째로 돌때는 복사된 자식의 자식 pid값은 없으므로 0이기에 else if 문으로 들어오게 된다.</text:span></text:p>
      <text:p text:style-name="P22"><text:tab/>else if(pid==0)</text:p>
      <text:p text:style-name="P22"><text:tab/><text:tab/>printf("child\n");</text:p>
      <text:p text:style-name="P22"><text:tab/><text:span text:style-name="T2">// 이도 저도 아니면 에러. </text:span></text:p>
      <text:p text:style-name="P22"><text:tab/>else</text:p>
      <text:p text:style-name="P22"><text:tab/>{</text:p>
      <text:p text:style-name="P22"><text:tab/><text:tab/>perror("fork()");</text:p>
      <text:p text:style-name="P22"><text:tab/><text:tab/>exit(-1);</text:p>
      <text:p text:style-name="P22"><text:tab/>}</text:p>
      <text:p text:style-name="P22"><text:tab/>return 0;</text:p>
      <text:p text:style-name="P22">}</text:p>
      <text:p text:style-name="P22"/>
      <text:p text:style-name="P22"/>
      <text:p text:style-name="P22"/>
      <text:p text:style-name="P22"/>
      <text:p text:style-name="P1"><text:soft-page-break/>&lt;<text:span text:style-name="T1">fork3.c</text:span>&gt;</text:p>
      <text:p text:style-name="P16"/>
      <text:p text:style-name="P23">#include&lt;unistd.h&gt;</text:p>
      <text:p text:style-name="P23">#include&lt;stdio.h&gt;</text:p>
      <text:p text:style-name="P23">#include&lt;errno.h&gt;</text:p>
      <text:p text:style-name="P23">#include&lt;stdlib.h&gt;</text:p>
      <text:p text:style-name="P23"/>
      <text:p text:style-name="P23"/>
      <text:p text:style-name="P23">int main(void)</text:p>
      <text:p text:style-name="P23">{</text:p>
      <text:p text:style-name="P23"/>
      <text:p text:style-name="P23"><text:tab/>printf("자식 나오라\n");</text:p>
      <text:p text:style-name="P23"><text:tab/>pid_t pid;</text:p>
      <text:p text:style-name="P23"><text:tab/><text:span text:style-name="T2">// fork() : 자식(분신1...) 프로세스를 생성해서 그 값을 반환한다.</text:span></text:p>
      <text:p text:style-name="P36"><text:tab/>// 프로세스가 두개이다. 현재 나와 그리고 자식 프로세스.</text:p>
      <text:p text:style-name="P36"><text:tab/>// 원래 실행 하고 복사한거 실행하고.</text:p>
      <text:p text:style-name="P36"><text:tab/>// 그래서 두번 실행 한것처럼 보인다. fork는 복사한 것을 한번 더 프로세스로 만들어</text:p>
      <text:p text:style-name="P36"><text:tab/>// 실행하니까 task_struct 가 2개가 된거다.</text:p>
      <text:p text:style-name="P36"><text:tab/>// fork 라는 선언이 있는 <text:s/>위치 줄에서 부터 복사가 된다.</text:p>
      <text:p text:style-name="P23"><text:tab/>pid = fork();</text:p>
      <text:p text:style-name="P23"><text:tab/>if(pid&gt;0)</text:p>
      <text:p text:style-name="P23"><text:tab/><text:span text:style-name="T2"><text:tab/>// getpid() 현재 자신의 프로세스를 반환한다.</text:span></text:p>
      <text:p text:style-name="P23"><text:tab/><text:tab/>printf("paretnt : pid = %d , cpid = %d\n", getpid(),pid);</text:p>
      <text:p text:style-name="P23"><text:tab/>else if(pid == 0)</text:p>
      <text:p text:style-name="P23"><text:tab/><text:tab/><text:span text:style-name="T2">// 자식 프로세스의 자식은 프로세스가 없으니 <text:s/>cpid는 0이 나온다.</text:span></text:p>
      <text:p text:style-name="P23"><text:tab/><text:tab/>printf("child : pid = %d, cpid = %d\n", getpid(),pid);</text:p>
      <text:p text:style-name="P23"><text:tab/>else</text:p>
      <text:p text:style-name="P23"><text:tab/>{</text:p>
      <text:p text:style-name="P23"><text:tab/><text:tab/>perror("fork()");</text:p>
      <text:p text:style-name="P23"><text:tab/><text:tab/>exit(-1);</text:p>
      <text:p text:style-name="P23"><text:tab/>}</text:p>
      <text:p text:style-name="P23"><text:tab/>return 0;</text:p>
      <text:p text:style-name="P23">}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<text:soft-page-break/>&lt;<text:span text:style-name="T1">fork4.c</text:span>&gt;</text:p>
      <text:p text:style-name="P24"/>
      <text:p text:style-name="P24">#include&lt;unistd.h&gt;</text:p>
      <text:p text:style-name="P24">#include&lt;stdio.h&gt;</text:p>
      <text:p text:style-name="P24">#include&lt;errno.h&gt;</text:p>
      <text:p text:style-name="P24">#include&lt;stdlib.h&gt;</text:p>
      <text:p text:style-name="P24"/>
      <text:p text:style-name="P24">int main(void)</text:p>
      <text:p text:style-name="P24">{</text:p>
      <text:p text:style-name="P24"><text:tab/>pid_t pid;</text:p>
      <text:p text:style-name="P24"><text:tab/>int i;</text:p>
      <text:p text:style-name="P24"><text:tab/>pid = fork();</text:p>
      <text:p text:style-name="P24"><text:tab/><text:span text:style-name="T2">// 부모 프로세스쪽의 무한 루프를 돌 부분이다.</text:span></text:p>
      <text:p text:style-name="P24"><text:tab/>if(pid&gt;0)</text:p>
      <text:p text:style-name="P24"><text:tab/>{</text:p>
      <text:p text:style-name="P24"><text:tab/><text:tab/>while(1){</text:p>
      <text:p text:style-name="P24"><text:tab/><text:tab/><text:tab/>for(i = 0; i&lt;26;i++)</text:p>
      <text:p text:style-name="P24"><text:tab/><text:tab/><text:tab/>{</text:p>
      <text:p text:style-name="P24"><text:tab/><text:tab/><text:tab/><text:tab/>printf("%c",i+'A');</text:p>
      <text:p text:style-name="P24"><text:tab/><text:tab/><text:tab/><text:tab/>fflush(stdout);</text:p>
      <text:p text:style-name="P24"><text:tab/><text:tab/><text:tab/>}</text:p>
      <text:p text:style-name="P24"><text:tab/><text:tab/>}</text:p>
      <text:p text:style-name="P24"><text:tab/>}</text:p>
      <text:p text:style-name="P24"><text:tab/><text:span text:style-name="T2">// 자식 프로세스쪽 무한 루프를 돌 부분이다. 오래돌면 둘의 순서가 뒤죽박죽 됨, Multi tasking을 볼수 있다.</text:span></text:p>
      <text:p text:style-name="P24"><text:tab/>else if(pid ==0)</text:p>
      <text:p text:style-name="P24"><text:tab/>{</text:p>
      <text:p text:style-name="P24"><text:tab/><text:tab/>while(1){</text:p>
      <text:p text:style-name="P24"><text:tab/><text:tab/><text:tab/>for(i = 0; i&lt;26; i++)</text:p>
      <text:p text:style-name="P24"><text:tab/><text:tab/><text:tab/>{</text:p>
      <text:p text:style-name="P24"><text:tab/><text:tab/><text:tab/><text:tab/>printf("%c", i+'a');</text:p>
      <text:p text:style-name="P24"><text:tab/><text:tab/><text:tab/><text:tab/>fflush(stdout);</text:p>
      <text:p text:style-name="P24"><text:tab/><text:tab/><text:tab/>}</text:p>
      <text:p text:style-name="P24"><text:tab/><text:tab/>}</text:p>
      <text:p text:style-name="P24"><text:tab/>}</text:p>
      <text:p text:style-name="P24"><text:tab/>else</text:p>
      <text:p text:style-name="P24"><text:tab/>{</text:p>
      <text:p text:style-name="P24"><text:tab/><text:tab/>perror("fork())");</text:p>
      <text:p text:style-name="P24"><text:tab/><text:tab/>exit(-1);</text:p>
      <text:p text:style-name="P24"><text:tab/>}</text:p>
      <text:p text:style-name="P24"><text:tab/>printf("\n");</text:p>
      <text:p text:style-name="P24"><text:tab/>return 0;</text:p>
      <text:p text:style-name="P24">}</text:p>
      <text:p text:style-name="P23"/>
      <text:p text:style-name="P23"/>
      <text:p text:style-name="P23"/>
      <text:p text:style-name="P23"/>
      <text:p text:style-name="P23"/>
      <text:p text:style-name="P23"/>
      <text:p text:style-name="P3"><text:soft-page-break/>&lt;<text:span text:style-name="T14">ps_test1.c</text:span>&gt;</text:p>
      <text:p text:style-name="P33"/>
      <text:p text:style-name="P17">#include&lt;stdio.h&gt;</text:p>
      <text:p text:style-name="P17"/>
      <text:p text:style-name="P17">int main(void)</text:p>
      <text:p text:style-name="P17">{</text:p>
      <text:p text:style-name="P17"><text:tab/>int a = 10;</text:p>
      <text:p text:style-name="P43"><text:tab/>// ‘%#p’의 ‘#’은 포인터로 뽑을 때 깔끔히 뽑으려고 쓰던거 근데 요즘은 쓰지 않는다.</text:p>
      <text:p text:style-name="P17"><text:tab/>printf("&amp;a = %#p\n",&amp;a);</text:p>
      <text:p text:style-name="P17"><text:tab/><text:span text:style-name="T3">// 1000초를 멈추어 놓겠다.</text:span></text:p>
      <text:p text:style-name="P17"><text:tab/>sleep(1000);</text:p>
      <text:p text:style-name="P17"><text:tab/>return 0;</text:p>
      <text:p text:style-name="P17">}</text:p>
      <text:p text:style-name="P4">&lt;<text:span text:style-name="T14">ps_test2.c</text:span>&gt;</text:p>
      <text:p text:style-name="P17">#include&lt;stdio.h&gt;</text:p>
      <text:p text:style-name="P17"/>
      <text:p text:style-name="P17">int main(void)</text:p>
      <text:p text:style-name="P17">{</text:p>
      <text:p text:style-name="P43"><text:tab/>// 실행 파일 실행 시 인자로 ‘&amp;’을 주면 그 파일의 <text:span text:style-name="T12">권한 주소</text:span>가 나온다. <text:span text:style-name="T14">ps_test1의 주소값</text:span> 입력.</text:p>
      <text:p text:style-name="P17"><text:tab/>int *p = 0x7fffdee4c734;</text:p>
      <text:p text:style-name="P17"><text:tab/>printf("&amp;a : %#p\n",*p);</text:p>
      <text:p text:style-name="P17"><text:tab/>return 0;</text:p>
      <text:p text:style-name="P17">}</text:p>
      <text:p text:style-name="P18"/>
      <text:p text:style-name="P14">*위의 두개 의 파일을 이용하여 두번 째꺼를 실행하면 첫번 째 파일의 메모리 권한 때문에 세그먼트 폴트가 나온다.</text:p>
      <text:p text:style-name="P14"/>
      <text:p text:style-name="P15">*프로세스 마다 메모리의 권한이 생겨서 서로간의 메모리에 간섭을 하기 어렵다.</text:p>
      <text:p text:style-name="P64">( 한마디로 프로세스 마다 vm을 공유하지 않는다.)</text:p>
      <text:p text:style-name="P15"/>
      <text:p text:style-name="P14">→<text:span text:style-name="T14"> 메모리의 공유를 할 해결방법:</text:span></text:p>
      <text:p text:style-name="P14"/>
      <text:p text:style-name="P13">1. message queue</text:p>
      <text:p text:style-name="P13">2. PIPE (non block 설정에 대한 불편함이 있음)</text:p>
      <text:p text:style-name="P13">3. 직접 권한 설정 (하지만 하려면 복잡한 절차가 따른다.)</text:p>
      <text:p text:style-name="P44">4. IPC(inter process communication)</text:p>
      <text:p text:style-name="P44"><text:s text:c="5"/>→ 물리 메모리를 공유 , 분할 작업을 하여 효율적 분담 처리를 한다.</text:p>
      <text:p text:style-name="P44"><text:s text:c="4"/></text:p>
      <text:p text:style-name="P44"/>
      <text:p text:style-name="P44"/>
      <text:p text:style-name="P44"/>
      <text:p text:style-name="P44"/>
      <text:p text:style-name="P44"/>
      <text:p text:style-name="P49">&lt;<text:span text:style-name="T14">ps_test3.c</text:span>&gt;</text:p>
      <text:p text:style-name="P5"/>
      <text:p text:style-name="P46">#include&lt;unistd.h&gt;</text:p>
      <text:p text:style-name="P46">#include&lt;stdio.h&gt;</text:p>
      <text:p text:style-name="P46">#include&lt;errno.h&gt;</text:p>
      <text:p text:style-name="P46">#include&lt;stdlib.h&gt;</text:p>
      <text:p text:style-name="P46"/>
      <text:p text:style-name="P37">// 전역 변수를 설정 한다.</text:p>
      <text:p text:style-name="P46">int global =100;</text:p>
      <text:p text:style-name="P46">int main(void)</text:p>
      <text:p text:style-name="P46">{</text:p>
      <text:p text:style-name="P37"><text:tab/>// 지역 변수를 설정한다.</text:p>
      <text:p text:style-name="P46"><text:tab/>int local =10;</text:p>
      <text:p text:style-name="P46"><text:tab/>pid_t pid;</text:p>
      <text:p text:style-name="P46"><text:tab/>int i;</text:p>
      <text:p text:style-name="P46"><text:tab/><text:span text:style-name="T2">// <text:s/>fork() 를 통해 자식의 프로세스 pid 값을 받는다.</text:span></text:p>
      <text:p text:style-name="P46"><text:tab/>pid = fork();</text:p>
      <text:p text:style-name="P46"><text:tab/>if(pid&gt;0)</text:p>
      <text:p text:style-name="P46"><text:tab/><text:tab/><text:span text:style-name="T2">// if에서 부모 프로세스가 실행이 된다. </text:span></text:p>
      <text:p text:style-name="P46"><text:tab/><text:tab/>printf("global :%d , local : %d\n", global , local);</text:p>
      <text:p text:style-name="P46"><text:tab/>else if(pid ==0)</text:p>
      <text:p text:style-name="P46"><text:tab/>{</text:p>
      <text:p text:style-name="P46"><text:tab/><text:tab/><text:span text:style-name="T2">// else if에서 자식의 프로세스가 실행이 된다.</text:span></text:p>
      <text:p text:style-name="P37"><text:tab/><text:tab/>// 하지만 전역변수는 쓸 때만( c.o.w : copy on write) 복사를 한다.</text:p>
      <text:p text:style-name="P37"><text:tab/><text:tab/>// 한마디로 한번에가 아닌 단계별로 복사된다는 뜻.</text:p>
      <text:p text:style-name="P46"><text:tab/><text:tab/>global++; // → 101 이된다.</text:p>
      <text:p text:style-name="P46"><text:tab/><text:tab/>local++; // → <text:s/>11이 된다.</text:p>
      <text:p text:style-name="P46"><text:tab/><text:tab/>printf("global : %d , local : %d\n", global, local);</text:p>
      <text:p text:style-name="P46"><text:tab/>}</text:p>
      <text:p text:style-name="P46"><text:tab/>else</text:p>
      <text:p text:style-name="P46"><text:tab/><text:tab/>{</text:p>
      <text:p text:style-name="P46"><text:tab/><text:tab/><text:tab/>perror("fork()");</text:p>
      <text:p text:style-name="P46"><text:tab/><text:tab/><text:tab/>exit(-1);</text:p>
      <text:p text:style-name="P46"><text:tab/><text:tab/>}</text:p>
      <text:p text:style-name="P46"><text:tab/>printf("\n");</text:p>
      <text:p text:style-name="P46"><text:tab/>return 0;</text:p>
      <text:p text:style-name="P46">}</text:p>
      <text:p text:style-name="P45"><text:tab/><text:tab/><text:tab/></text:p>
      <text:p text:style-name="P50">&lt;<text:span text:style-name="T14">ps_test4.c</text:span>&gt;</text:p>
      <text:p text:style-name="P47"/>
      <text:p text:style-name="P47">#include&lt;stdio.h&gt;</text:p>
      <text:p text:style-name="P47">#include&lt;unistd.h&gt;</text:p>
      <text:p text:style-name="P47">#include&lt;errno.h&gt;</text:p>
      <text:p text:style-name="P47">#include&lt;stdlib.h&gt;</text:p>
      <text:p text:style-name="P47">#include&lt;fcntl.h&gt;</text:p>
      <text:p text:style-name="P38">// 전 번에 한 단방향 채팅 프로그램. <text:span text:style-name="T12">중요한 점은 non block을 따로 하지 않아도 된다.</text:span></text:p>
      <text:p text:style-name="P47">int main(void)</text:p>
      <text:p text:style-name="P47">{</text:p>
      <text:p text:style-name="P47"><text:tab/>int fd , ret;</text:p>
      <text:p text:style-name="P47"><text:tab/>char buf[1024];</text:p>
      <text:p text:style-name="P47"><text:tab/>pid_t pid;</text:p>
      <text:p text:style-name="P47"><text:tab/><text:span text:style-name="T4">// myfifo 파일을 읽기 쓰기 전용으로 open <text:s/>한다.</text:span></text:p>
      <text:p text:style-name="P47"><text:tab/>fd = open("myfifo", O_RDWR);</text:p>
      <text:p text:style-name="P47"><text:tab/><text:span text:style-name="T3">// <text:s/>자식 프로세스의 pid 가 있으면 실행 한마디로 부모 프로세스 실행</text:span></text:p>
      <text:p text:style-name="P47"><text:tab/>if((pid= fork()) &gt;0)</text:p>
      <text:p text:style-name="P47"><text:tab/>{</text:p>
      <text:p text:style-name="P47"><text:tab/><text:tab/>for(;;) <text:span text:style-name="T3">// 무한 루프를 돌려서 입력한 값을 읽어 프린트 한다.</text:span></text:p>
      <text:p text:style-name="P47"><text:tab/><text:tab/>{</text:p>
      <text:p text:style-name="P47"><text:tab/><text:tab/><text:tab/>ret = read(0 , buf, sizeof(buf));</text:p>
      <text:p text:style-name="P47"><text:tab/><text:tab/><text:tab/>buf[ret]=0;</text:p>
      <text:p text:style-name="P47"><text:tab/><text:tab/><text:tab/>printf("Keyboard : %s\n",buf);</text:p>
      <text:p text:style-name="P47"><text:tab/><text:tab/>}</text:p>
      <text:p text:style-name="P47"><text:tab/>}</text:p>
      <text:p text:style-name="P47"><text:tab/>else if(pid == 0)</text:p>
      <text:p text:style-name="P47"><text:tab/>{</text:p>
      <text:p text:style-name="P48"><text:tab/><text:tab/><text:span text:style-name="T2">/</text:span><text:span text:style-name="T3">/ 무한 루프를 돌려서 입력한 값을 </text:span><text:span text:style-name="T5">myfifo 라는 pipe 파일을 통해 <text:s/>부모 프로세스 터미널에 뜨게 함</text:span></text:p>
      <text:p text:style-name="P47"><text:tab/><text:tab/>for(;;)<text:span text:style-name="T11"> </text:span></text:p>
      <text:p text:style-name="P47"><text:tab/><text:tab/>{</text:p>
      <text:p text:style-name="P47"><text:tab/><text:tab/><text:tab/>ret = read(fd, buf, sizeof(buf));</text:p>
      <text:p text:style-name="P47"><text:tab/><text:tab/><text:tab/>buf[ret]=0;</text:p>
      <text:p text:style-name="P47"><text:tab/><text:tab/><text:tab/>printf("myfifo : %s\n", buf);</text:p>
      <text:p text:style-name="P47"><text:tab/><text:tab/>}</text:p>
      <text:p text:style-name="P47"><text:tab/>}</text:p>
      <text:p text:style-name="P47"><text:tab/>else</text:p>
      <text:p text:style-name="P47"><text:tab/>{</text:p>
      <text:p text:style-name="P47"><text:tab/><text:tab/>perror("fork()");</text:p>
      <text:p text:style-name="P47"><text:tab/><text:tab/>exit(-1);</text:p>
      <text:p text:style-name="P47"><text:tab/>}</text:p>
      <text:p text:style-name="P47"><text:tab/>close(fd);</text:p>
      <text:p text:style-name="P47"><text:tab/>return 0;</text:p>
      <text:p text:style-name="P47">}</text:p>
      <text:p text:style-name="P47"/>
      <text:p text:style-name="P47"/>
      <text:p text:style-name="P47"/>
      <text:p text:style-name="P47"/>
      <text:p text:style-name="P73"/>
      <text:p text:style-name="P2"><text:soft-page-break/>&lt;<text:span text:style-name="T1">fork5.c</text:span>&gt;</text:p>
      <text:p text:style-name="P24">#include&lt;stdio.h&gt;</text:p>
      <text:p text:style-name="P24">#include&lt;unistd.h&gt;</text:p>
      <text:p text:style-name="P24">#include&lt;errno.h&gt;</text:p>
      <text:p text:style-name="P24">#include&lt;stdlib.h&gt;</text:p>
      <text:p text:style-name="P24">#include&lt;fcntl.h&gt;</text:p>
      <text:p text:style-name="P24"/>
      <text:p text:style-name="P39">// 좀비 프로세스를 만든다.</text:p>
      <text:p text:style-name="P24">int main(void)</text:p>
      <text:p text:style-name="P24">{</text:p>
      <text:p text:style-name="P24"><text:tab/>pid_t pid;</text:p>
      <text:p text:style-name="P24"><text:tab/><text:span text:style-name="T2">// 부모 프로세스를 잠까 </text:span><text:span text:style-name="T6">sleep을 걸어 반응을 하지 못하게 한다.</text:span></text:p>
      <text:p text:style-name="P24"><text:tab/>if((pid = fork())&gt;0)</text:p>
      <text:p text:style-name="P24"><text:tab/><text:tab/>sleep(500);</text:p>
      <text:p text:style-name="P39"><text:tab/>// 자식 프로세스가 바로 죽어 버리고 부모에게 혼령이 되어 내 시신을 처리좀 해달라고 하는데…</text:p>
      <text:p text:style-name="P39"><text:tab/>// 부모가 자고 있어서 처리를 못한다 그런 상태를<text:span text:style-name="T12"> </text:span><text:span text:style-name="T13">&lt;defunct&gt; 상태, 좀비 프로세스 상태</text:span><text:span text:style-name="T15">라고 한다.</text:span></text:p>
      <text:p text:style-name="P39"><text:tab/>// <text:span text:style-name="T15">ps -ef |grep </text:span><text:span text:style-name="T13">a.out </text:span><text:span text:style-name="T16"><text:s/>을 통해서 좀비 상태인지 확인이 가능한다.</text:span></text:p>
      <text:p text:style-name="P24"><text:tab/>else if(pid == 0)</text:p>
      <text:p text:style-name="P24"><text:tab/><text:tab/>;</text:p>
      <text:p text:style-name="P24"><text:tab/>else</text:p>
      <text:p text:style-name="P24"><text:tab/>{</text:p>
      <text:p text:style-name="P24"><text:tab/><text:tab/>perror("fork()");</text:p>
      <text:p text:style-name="P24"><text:tab/><text:tab/>exit(-1);</text:p>
      <text:p text:style-name="P24"><text:tab/>}</text:p>
      <text:p text:style-name="P24"><text:tab/>return 0;</text:p>
      <text:p text:style-name="P24">}</text:p>
      <text:p text:style-name="P24"><draw:frame draw:style-name="fr1" draw:name="Image1" text:anchor-type="paragraph" svg:x="0.052in" svg:y="0.2917in" svg:width="6.6929in" svg:height="0.6244in" draw:z-index="0"><draw:image xlink:href="Pictures/10000000000002D9000000446F3776E1B757E704.png" xlink:type="simple" xlink:show="embed" xlink:actuate="onLoad"/></draw:frame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7"/>
      <text:p text:style-name="P67"/>
      <text:p text:style-name="P67"/>
      <text:p text:style-name="P6"><text:soft-page-break/>&lt;<text:span text:style-name="T17">wait1.c</text:span>&gt;</text:p>
      <text:p text:style-name="P25">#include&lt;stdio.h&gt;</text:p>
      <text:p text:style-name="P25">#include&lt;unistd.h&gt;</text:p>
      <text:p text:style-name="P25">#include&lt;errno.h&gt;</text:p>
      <text:p text:style-name="P25">#include&lt;stdlib.h&gt;</text:p>
      <text:p text:style-name="P25">#include&lt;fcntl.h&gt;</text:p>
      <text:p text:style-name="P25">#include&lt;sys/types.h&gt;</text:p>
      <text:p text:style-name="P25">#include&lt;sys/wait.h&gt;</text:p>
      <text:p text:style-name="P25"/>
      <text:p text:style-name="P25">int main(void)</text:p>
      <text:p text:style-name="P25">{</text:p>
      <text:p text:style-name="P25"><text:tab/>pid_t pid;</text:p>
      <text:p text:style-name="P25"><text:tab/>int status;</text:p>
      <text:p text:style-name="P25"><text:tab/>if((pid=fork()) &gt; 0)</text:p>
      <text:p text:style-name="P25"><text:tab/>{</text:p>
      <text:p text:style-name="P25"><text:tab/><text:tab/><text:span text:style-name="T2">// wait() 은 child 가 시그널 상태를 보낼 때까지 기다리는 함수이다.</text:span></text:p>
      <text:p text:style-name="P25"><text:tab/><text:tab/>wait(&amp;status);</text:p>
      <text:p text:style-name="P25"><text:tab/><text:tab/><text:span text:style-name="T2">// wait 으로 status 상태를 변수에 담아온다.</text:span></text:p>
      <text:p text:style-name="P25"><text:tab/><text:tab/>printf("status: %d\n",status);</text:p>
      <text:p text:style-name="P25"><text:tab/>}</text:p>
      <text:p text:style-name="P25"><text:tab/>else if(pid == 0)</text:p>
      <text:p text:style-name="P25"><text:tab/><text:tab/><text:span text:style-name="T2">// <text:s/>정상 종료시에 값이 7을 반환한다. <text:s/>여기서는 안쓰는 비트 x256이 포함되기 때문에 1790나옴</text:span></text:p>
      <text:p text:style-name="P25"><text:tab/><text:tab/>exit(7);</text:p>
      <text:p text:style-name="P25"><text:tab/>else</text:p>
      <text:p text:style-name="P25"><text:tab/>{</text:p>
      <text:p text:style-name="P25"><text:tab/><text:tab/>perror("fork()");</text:p>
      <text:p text:style-name="P25"><text:tab/><text:tab/>exit(-1);</text:p>
      <text:p text:style-name="P25"><text:tab/>}</text:p>
      <text:p text:style-name="P25"><text:tab/>return 0;</text:p>
      <text:p text:style-name="P25">}</text:p>
      <text:p text:style-name="P25"/>
      <text:p text:style-name="P25"/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column table:style-name="Table1.A"/>
        <table:table-column table:style-name="Table1.P"/>
        <table:table-row table:style-name="Table1.1"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I1" office:value-type="string">
            <text:p text:style-name="P53">안</text:p>
          </table:table-cell>
          <table:table-cell table:style-name="Table1.I1" office:value-type="string">
            <text:p text:style-name="P55"/>
          </table:table-cell>
          <table:table-cell table:style-name="Table1.I1" office:value-type="string">
            <text:p text:style-name="P55">쓰 <text:s/></text:p>
          </table:table-cell>
          <table:table-cell table:style-name="Table1.I1" office:value-type="string">
            <text:p text:style-name="P55">는</text:p>
          </table:table-cell>
          <table:table-cell table:style-name="Table1.I1" office:value-type="string">
            <text:p text:style-name="P55"/>
          </table:table-cell>
          <table:table-cell table:style-name="Table1.I1" office:value-type="string">
            <text:p text:style-name="P55">부</text:p>
          </table:table-cell>
          <table:table-cell table:style-name="Table1.I1" office:value-type="string">
            <text:p text:style-name="P55">분</text:p>
          </table:table-cell>
          <table:table-cell table:style-name="Table1.P1" office:value-type="string">
            <text:p text:style-name="P55"/>
          </table:table-cell>
        </table:table-row>
      </table:table>
      <text:p text:style-name="P25"/>
      <text:p text:style-name="P28"><text:s/><text:span text:style-name="T18">정 상 종 료</text:span> <text:s text:c="2"/></text:p>
      <text:p text:style-name="P65">(255 위부터 공간을 쓴다)</text:p>
      <text:p text:style-name="P26"/>
      <table:table table:name="Table2" table:style-name="Table2">
        <table:table-column table:style-name="Table2.A" table:number-columns-repeated="2"/>
        <table:table-column table:style-name="Table2.C"/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I"/>
        <table:table-column table:style-name="Table2.J" table:number-columns-repeated="7"/>
        <table:table-row table:style-name="Table2.1">
          <table:table-cell table:style-name="Table2.A1" office:value-type="string">
            <text:p text:style-name="P58">안</text:p>
          </table:table-cell>
          <table:table-cell table:style-name="Table2.G1" office:value-type="string">
            <text:p text:style-name="P60"/>
          </table:table-cell>
          <table:table-cell table:style-name="Table2.C1" office:value-type="string">
            <text:p text:style-name="P58">쓰</text:p>
          </table:table-cell>
          <table:table-cell table:style-name="Table2.G1" office:value-type="string">
            <text:p text:style-name="P58">는</text:p>
          </table:table-cell>
          <table:table-cell table:style-name="Table2.G1" office:value-type="string">
            <text:p text:style-name="P58"/>
          </table:table-cell>
          <table:table-cell table:style-name="Table2.F1" office:value-type="string">
            <text:p text:style-name="P58">부</text:p>
          </table:table-cell>
          <table:table-cell table:style-name="Table2.G1" office:value-type="string">
            <text:p text:style-name="P58">분</text:p>
          </table:table-cell>
          <table:table-cell table:style-name="Table2.H1" office:value-type="string">
            <text:p text:style-name="P58"/>
          </table:table-cell>
          <table:table-cell table:style-name="Table2.I1" office:value-type="string">
            <text:p text:style-name="P62">Core</text:p>
            <text:p text:style-name="P62">dump</text:p>
          </table:table-cell>
          <table:table-cell table:style-name="Table2.J1" office:value-type="string">
            <text:p text:style-name="P56"/>
          </table:table-cell>
          <table:table-cell table:style-name="Table2.K1" office:value-type="string">
            <text:p text:style-name="P56"/>
          </table:table-cell>
          <table:table-cell table:style-name="Table2.O1" office:value-type="string">
            <text:p text:style-name="P56"/>
          </table:table-cell>
          <table:table-cell table:style-name="Table2.O1" office:value-type="string">
            <text:p text:style-name="P56"/>
          </table:table-cell>
          <table:table-cell table:style-name="Table2.N1" office:value-type="string">
            <text:p text:style-name="P56"/>
          </table:table-cell>
          <table:table-cell table:style-name="Table2.O1" office:value-type="string">
            <text:p text:style-name="P56"/>
          </table:table-cell>
          <table:table-cell table:style-name="Table2.P1" office:value-type="string">
            <text:p text:style-name="P56"/>
          </table:table-cell>
        </table:table-row>
      </table:table>
      <text:p text:style-name="P26"/>
      <text:p text:style-name="P31">비 정 상 종 료</text:p>
      <text:p text:style-name="P31"><text:span text:style-name="T10">(</text:span><text:span text:style-name="T19"> 256 지점에 core dump 가 있다)</text:span></text:p>
      <text:p text:style-name="P25"/>
      <text:p text:style-name="P25"/>
      <text:p text:style-name="P7"><text:soft-page-break/>&lt;<text:span text:style-name="T17">wait4.c</text:span>&gt;</text:p>
      <text:p text:style-name="P30">#include&lt;stdio.h&gt;</text:p>
      <text:p text:style-name="P30">#include&lt;unistd.h&gt;</text:p>
      <text:p text:style-name="P30">#include&lt;errno.h&gt;</text:p>
      <text:p text:style-name="P30">#include&lt;stdlib.h&gt;</text:p>
      <text:p text:style-name="P30">#include&lt;fcntl.h&gt;</text:p>
      <text:p text:style-name="P30">#include&lt;sys/types.h&gt;</text:p>
      <text:p text:style-name="P30">#include&lt;sys/wait.h&gt;</text:p>
      <text:p text:style-name="P30"/>
      <text:p text:style-name="P30">int main(void)</text:p>
      <text:p text:style-name="P30">{</text:p>
      <text:p text:style-name="P30"><text:tab/>pid_t pid;</text:p>
      <text:p text:style-name="P30"><text:tab/>int status;</text:p>
      <text:p text:style-name="P30"><text:tab/>if((pid=fork()) &gt; 0)</text:p>
      <text:p text:style-name="P30"><text:tab/>{</text:p>
      <text:p text:style-name="P30"><text:tab/><text:tab/>wait(&amp;status);</text:p>
      <text:p text:style-name="P40"><text:tab/><text:tab/>// <text:span text:style-name="T21">0x7f를 <text:s/>엔드로 비트연산 하는 이유: 비정상 종료를 하는 프로그램이기에 그걸 보려고 하는데…</text:span></text:p>
      <text:p text:style-name="P40"><text:tab/><text:tab/>// 밑에 있는 비정상 종료의 비트를 보면 마지막 비트가 <text:span text:style-name="T21">core dump이기 때문에 7비트만 읽음</text:span></text:p>
      <text:p text:style-name="P41"><text:tab/><text:tab/>// <text:span text:style-name="T22">7bit를 16진수로 봤을 때 다 최대값이 0x7f임 그걸 엔드연산함, </text:span>결과값이 <text:span text:style-name="T22">6이 나옴.</text:span></text:p>
      <text:p text:style-name="P40"><text:tab/><text:tab/>//<text:span text:style-name="T22"> kill -l 명령어를 통해 시그널이 어떤 녀석이 들어왔는지 확인 가능하다.</text:span></text:p>
      <text:p text:style-name="P30"><text:tab/><text:tab/>printf("status: 0x%x\n",status &amp; 0x7f);</text:p>
      <text:p text:style-name="P30"><text:tab/><text:tab/>printf("status: %d\n",status &amp; 0x7f);</text:p>
      <text:p text:style-name="P30"><text:tab/>}</text:p>
      <text:p text:style-name="P30"><text:tab/>else if(pid == 0)</text:p>
      <text:p text:style-name="P30"><text:tab/><text:tab/><text:span text:style-name="T2">// 강제로 종료를 해주는 녀석 </text:span><text:span text:style-name="T7">(시그널 중 하나이다.)</text:span></text:p>
      <text:p text:style-name="P30"><text:tab/><text:tab/>abort();</text:p>
      <text:p text:style-name="P30"><text:tab/>else</text:p>
      <text:p text:style-name="P30"><text:tab/>{</text:p>
      <text:p text:style-name="P30"><text:tab/><text:tab/>perror("fork()");</text:p>
      <text:p text:style-name="P30"><text:tab/><text:tab/>exit(-1);</text:p>
      <text:p text:style-name="P30"><text:tab/>}</text:p>
      <text:p text:style-name="P30"><text:tab/>return 0;</text:p>
      <text:p text:style-name="P30">}</text:p>
      <text:p text:style-name="P40">// <text:span text:style-name="T22">stty -a <text:s text:c="3"/>→ 사용되는 시그널의 값들을 전부 보여준다.</text:span></text:p>
      <text:p text:style-name="P40">// <text:span text:style-name="T22">kill -l <text:s text:c="5"/>→ <text:s/>리눅스 상에 존재하는 시그널을 볼 수 있다.</text:span></text:p>
      <text:p text:style-name="P30"/>
      <text:p text:style-name="P72">&lt;근데 왜 이게 16bit인지 모르겠음&gt;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A" table:number-columns-repeated="2"/>
        <table:table-column table:style-name="Table3.C"/>
        <table:table-column table:style-name="Table3.A" table:number-columns-repeated="2"/>
        <table:table-column table:style-name="Table3.C"/>
        <table:table-column table:style-name="Table3.A"/>
        <table:table-column table:style-name="Table3.P"/>
        <table:table-row table:style-name="Table3.1"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2"/>
          </table:table-cell>
          <table:table-cell table:style-name="Table3.I1" office:value-type="string">
            <text:p text:style-name="P54">안</text:p>
          </table:table-cell>
          <table:table-cell table:style-name="Table3.I1" office:value-type="string">
            <text:p text:style-name="P57"/>
          </table:table-cell>
          <table:table-cell table:style-name="Table3.I1" office:value-type="string">
            <text:p text:style-name="P57">쓰 <text:s/></text:p>
          </table:table-cell>
          <table:table-cell table:style-name="Table3.I1" office:value-type="string">
            <text:p text:style-name="P57">는</text:p>
          </table:table-cell>
          <table:table-cell table:style-name="Table3.I1" office:value-type="string">
            <text:p text:style-name="P57"/>
          </table:table-cell>
          <table:table-cell table:style-name="Table3.I1" office:value-type="string">
            <text:p text:style-name="P57">부</text:p>
          </table:table-cell>
          <table:table-cell table:style-name="Table3.I1" office:value-type="string">
            <text:p text:style-name="P57">분</text:p>
          </table:table-cell>
          <table:table-cell table:style-name="Table3.P1" office:value-type="string">
            <text:p text:style-name="P57"/>
          </table:table-cell>
        </table:table-row>
      </table:table>
      <text:p text:style-name="P29"><text:s/><text:span text:style-name="T18">정 상 종 료</text:span> <text:s text:c="2"/></text:p>
      <text:p text:style-name="P66">(255 위부터 공간을 쓴다)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I"/>
        <table:table-column table:style-name="Table4.J" table:number-columns-repeated="7"/>
        <table:table-row table:style-name="Table4.1">
          <table:table-cell table:style-name="Table4.A1" office:value-type="string">
            <text:p text:style-name="P59">안</text:p>
          </table:table-cell>
          <table:table-cell table:style-name="Table4.G1" office:value-type="string">
            <text:p text:style-name="P61"/>
          </table:table-cell>
          <table:table-cell table:style-name="Table4.C1" office:value-type="string">
            <text:p text:style-name="P59">쓰</text:p>
          </table:table-cell>
          <table:table-cell table:style-name="Table4.G1" office:value-type="string">
            <text:p text:style-name="P59">는</text:p>
          </table:table-cell>
          <table:table-cell table:style-name="Table4.G1" office:value-type="string">
            <text:p text:style-name="P59"/>
          </table:table-cell>
          <table:table-cell table:style-name="Table4.F1" office:value-type="string">
            <text:p text:style-name="P59">부</text:p>
          </table:table-cell>
          <table:table-cell table:style-name="Table4.G1" office:value-type="string">
            <text:p text:style-name="P59">분</text:p>
          </table:table-cell>
          <table:table-cell table:style-name="Table4.H1" office:value-type="string">
            <text:p text:style-name="P59"/>
          </table:table-cell>
          <table:table-cell table:style-name="Table4.I1" office:value-type="string">
            <text:p text:style-name="P63">Core</text:p>
            <text:p text:style-name="P63">dump</text:p>
          </table:table-cell>
          <table:table-cell table:style-name="Table4.J1" office:value-type="string">
            <text:p text:style-name="P57"/>
          </table:table-cell>
          <table:table-cell table:style-name="Table4.K1" office:value-type="string">
            <text:p text:style-name="P57"/>
          </table:table-cell>
          <table:table-cell table:style-name="Table4.O1" office:value-type="string">
            <text:p text:style-name="P57"/>
          </table:table-cell>
          <table:table-cell table:style-name="Table4.O1" office:value-type="string">
            <text:p text:style-name="P57"/>
          </table:table-cell>
          <table:table-cell table:style-name="Table4.N1" office:value-type="string">
            <text:p text:style-name="P57"/>
          </table:table-cell>
          <table:table-cell table:style-name="Table4.O1" office:value-type="string">
            <text:p text:style-name="P57"/>
          </table:table-cell>
          <table:table-cell table:style-name="Table4.P1" office:value-type="string">
            <text:p text:style-name="P57"/>
          </table:table-cell>
        </table:table-row>
      </table:table>
      <text:p text:style-name="P27"/>
      <text:p text:style-name="P32">비 정 상 종 료</text:p>
      <text:p text:style-name="P32"><text:span text:style-name="T10">(</text:span><text:span text:style-name="T19"> </text:span><text:span text:style-name="T20">2^7</text:span><text:span text:style-name="T19"> 지점에 core dump 가 있다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8:33:20.658925455</meta:creation-date>
    <dc:date>2018-03-23T20:36:16.448147769</dc:date>
    <meta:editing-duration>PT54M31S</meta:editing-duration>
    <meta:editing-cycles>12</meta:editing-cycles>
    <meta:generator>LibreOffice/5.1.6.2$Linux_X86_64 LibreOffice_project/10m0$Build-2</meta:generator>
    <meta:document-statistic meta:table-count="4" meta:image-count="1" meta:object-count="0" meta:page-count="11" meta:paragraph-count="386" meta:word-count="2214" meta:character-count="6651" meta:non-whitespace-character-count="5477"/>
  </office:meta>
</office:document-meta>
</file>